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280567F77A1D586A50D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DejaVu Sans Mono3" svg:font-family="'DejaVu Sans Mono'" style:font-adornments="Book" style:font-family-generic="swiss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" style:font-family-generic="roman" style:font-pitch="variable"/>
    <style:font-face style:name="DejaVu Sans Mono2" svg:font-family="'DejaVu Sans Mono'" style:font-adornments="Book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Norm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0cm"/>
    </style:style>
    <style:style style:name="gr3" style:family="graphic" style:parent-style-name="objectwithoutfill">
      <style:graphic-properties svg:stroke-color="#ff0000" draw:marker-start="" draw:marker-end="Arrow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style:font-name="Liberation Sans3" fo:font-size="18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color="#ff0000" style:font-name="Liberation Sans3"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fo:color="#ff0000" style:font-name="Liberation Sans3" fo:font-size="18pt" style:font-size-asian="18pt" style:font-size-complex="18pt"/>
    </style:style>
    <style:style style:name="T2" style:family="text">
      <style:text-properties fo:color="#ff0000" style:font-name="Liberation Sans3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2.699cm" svg:height="16.932cm" svg:x="7.5cm" svg:y="2.568cm">
          <draw:image xlink:href="Pictures/10000000000001E000000280567F77A1D586A50D.jpg" xlink:type="simple" xlink:show="embed" xlink:actuate="onLoad">
            <text:p/>
          </draw:image>
        </draw:frame>
        <draw:frame draw:style-name="gr2" draw:text-style-name="P2" draw:layer="layout" svg:width="7.5cm" svg:height="0.9cm" svg:x="5.5cm" svg:y="1cm">
          <draw:text-box>
            <text:p><text:span text:style-name="T1">auto/manuel mode switch</text:span></text:p>
          </draw:text-box>
        </draw:frame>
        <draw:line draw:style-name="gr3" draw:text-style-name="P1" draw:layer="layout" svg:x1="13cm" svg:y1="2cm" svg:x2="15.3cm" svg:y2="7.5cm">
          <text:p/>
        </draw:line>
        <draw:frame draw:style-name="gr4" draw:text-style-name="P4" draw:layer="layout" svg:width="6.305cm" svg:height="1.423cm" svg:x="0.623cm" svg:y="5.788cm">
          <draw:text-box>
            <text:p text:style-name="P3"><text:span text:style-name="T2">Easy Pulse sensor simulator</text:span></text:p>
            <text:p text:style-name="P3"><text:span text:style-name="T2">(signal generator)</text:span></text:p>
          </draw:text-box>
        </draw:frame>
        <draw:line draw:style-name="gr3" draw:text-style-name="P1" draw:layer="layout" svg:x1="4cm" svg:y1="7.5cm" svg:x2="9cm" svg:y2="12.5cm">
          <text:p/>
        </draw:line>
        <draw:line draw:style-name="gr3" draw:text-style-name="P1" draw:layer="layout" svg:x1="20cm" svg:y1="1.7cm" svg:x2="18.5cm" svg:y2="7.2cm">
          <text:p/>
        </draw:line>
        <draw:frame draw:style-name="gr5" draw:text-style-name="P2" draw:layer="layout" svg:width="4.295cm" svg:height="0.712cm" svg:x="20.105cm" svg:y="0.788cm">
          <draw:text-box>
            <text:p><text:span text:style-name="T1">led simulation</text:span></text:p>
          </draw:text-box>
        </draw:frame>
        <presentation:notes draw:style-name="dp2">
          <draw:page-thumbnail draw:style-name="gr6" draw:layer="layout" svg:width="13.708cm" svg:height="10.281cm" svg:x="3.64cm" svg:y="2.853cm" draw:page-number="1" presentation:class="page"/>
          <draw:frame presentation:style-name="pr1" draw:text-style-name="P5" draw:layer="layout" svg:width="14.507cm" svg:height="11.412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DejaVu Sans Mono3" svg:font-family="'DejaVu Sans Mono'" style:font-adornments="Book" style:font-family-generic="swiss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" style:font-family-generic="roman" style:font-pitch="variable"/>
    <style:font-face style:name="DejaVu Sans Mono2" svg:font-family="'DejaVu Sans Mono'" style:font-adornments="Book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Norm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fr" style:country-asian="FR" style:font-name-complex="DejaVu Sans" style:font-size-complex="24pt" style:language-complex="fr" style:country-complex="FR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300dc" style:text-outline="false" style:text-line-through-style="none" style:text-line-through-type="none" style:font-name="Verdana2" fo:font-family="Verdana" style:font-style-name="Normal" style:font-family-generic="swiss" style:font-pitch="variable" fo:font-size="22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Liberation Sans2" fo:font-family="'Liberation Sans'" style:font-style-name="Normal" style:font-family-generic="swiss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/>
      <style:text-properties fo:color="#666666" style:font-name="Verdana2" fo:font-family="Verdana" style:font-style-name="Normal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/>
      <style:paragraph-properties fo:text-align="justify"/>
      <style:text-properties fo:color="#666666" style:font-name="Verdana2" fo:font-family="Verdana" style:font-style-name="Normal" style:font-family-generic="swiss" style:font-pitch="variable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color="#ff6633" fo:font-size="22pt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re_20_Slide" style:display-name="Titre Slide" style:family="graphic" style:parent-style-name="headline1">
      <style:text-properties fo:font-size="28pt" fo:font-weight="normal"/>
    </style:style>
    <style:style style:name="Code" style:family="graphic" style:parent-style-name="standard">
      <style:text-properties style:font-name="DejaVu Sans Mono3" fo:font-family="'DejaVu Sans Mono'" style:font-style-name="Book" style:font-family-generic="swiss" style:font-pitch="fixed" fo:font-size="18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Exergue" style:family="graphic">
      <style:paragraph-properties style:text-autospace="none"/>
      <style:text-properties fo:color="#000080" style:font-name="Courier New2" fo:font-family="'Courier New'" style:font-family-generic="modern" style:font-pitch="fixed" fo:font-size="8pt" fo:language="zxx" fo:country="none" fo:font-weight="bold" style:language-asian="en" style:country-asian="US" style:font-name-complex="Courier New2" style:font-family-complex="'Courier New'" style:font-family-generic-complex="modern" style:font-pitch-complex="fixed" style:font-size-complex="8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9cm" fo:text-indent="0cm"/>
      <style:text-properties fo:color="#666666" style:text-outline="false" style:text-line-through-style="none" style:text-line-through-type="none" style:font-name="Liberation Sans2" fo:font-family="'Liberation Sans'" style:font-style-name="Normal" style:font-family-generic="swiss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2pt" style:font-size-asian="22pt" style:font-size-complex="2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0pt" style:font-size-asian="20pt" style:font-size-complex="20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4.146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steps="0cm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7f53" style:text-outline="false" style:text-line-through-style="none" style:text-line-through-type="none" style:text-position="0% 100%" style:font-name="Liberation Sans2" fo:font-family="'Liberation Sans'" style:font-style-name="Normal" style:font-family-generic="swiss" style:font-pitch="variable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family-asian="'Lucida Sans Unicode'" style:font-pitch-asian="variable" style:font-size-asian="32pt" style:language-asian="fr" style:country-asian="FR" style:font-style-asian="normal" style:font-weight-asian="normal" style:font-name-complex="Tahoma1" style:font-family-complex="Tahoma" style:font-pitch-complex="variable" style:font-size-complex="32pt" style:language-complex="fr" style:country-complex="FR" style:font-style-complex="normal" style:font-weight-complex="normal" style:text-scale="100%" style:font-relief="none" fo:hyphenate="fals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7f53" style:text-outline="false" style:text-line-through-style="none" style:text-line-through-type="none" style:font-name="Liberation Sans2" fo:font-family="'Liberation Sans'" style:font-style-name="Normal" style:font-family-generic="swiss" style:font-pitch="variable" fo:font-size="28pt" fo:font-style="normal" fo:text-shadow="none" style:text-underline-style="none" fo:font-weight="normal" style:font-name-asian="Lucida Sans Unicode1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0.488cm" fo:min-width="2.165cm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color="#666666" style:font-name="Verdana3" fo:font-size="11pt"/>
    </style:style>
    <style:style style:name="MT1" style:family="text">
      <style:text-properties fo:color="#666666" style:font-name="Verdana3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7cm" svg:y="2cm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Standard" style:page-layout-name="PM1" draw:style-name="Mdp1">
      <draw:frame presentation:style-name="Mpr1" draw:text-style-name="MP2" draw:layer="backgroundobjects" svg:width="16.223cm" svg:height="2.429cm" svg:x="10.2cm" svg:y="0.216cm" presentation:class="title">
        <draw:text-box>
          <text:p text:style-name="MP1">Titre slide </text:p>
        </draw:text-box>
      </draw:frame>
      <draw:frame presentation:style-name="Mpr2" draw:text-style-name="MP3" draw:layer="backgroundobjects" svg:width="23.911cm" svg:height="14.738cm" svg:x="2.058cm" svg:y="4.329cm" presentation:class="outline">
        <draw:text-box>
          <text:list text:style-name="ML2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 text:style-name="MP1">Troisième niveau de plan</text:p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5" draw:layer="backgroundobjects" svg:width="2.165cm" svg:height="0.488cm" svg:x="24.186cm" svg:y="20.111cm">
        <draw:text-box>
          <text:p text:style-name="MP4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3.708cm" svg:height="10.281cm" svg:x="3.64cm" svg:y="2.853cm" presentation:class="page"/>
        <draw:frame presentation:style-name="Standar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5-09-08T11:33:07</meta:creation-date>
    <dc:date>2019-04-10T15:08:49.654684176</dc:date>
    <meta:print-date>2006-07-05T10:08:13</meta:print-date>
    <meta:editing-cycles>1338</meta:editing-cycles>
    <meta:editing-duration>P9DT20H23M35S</meta:editing-duration>
    <dc:creator>Pierre FICHEUX</dc:cre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